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font-name="Calibri" style:font-name-asian="Times New Roman" style:font-name-complex="Calibri" fo:font-weight="bold" style:font-weight-asian="bold" style:font-weight-complex="bold" fo:color="#000000"/>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style:font-name="Calibri" style:font-name-asian="Times New Roman" style:font-name-complex="Calibri" fo:font-weight="bold" style:font-weight-asian="bold" style:font-weight-complex="bold" fo:color="#000000"/>
    </style:style>
    <style:style style:name="P8" style:parent-style-name="Normal" style:family="paragraph">
      <style:text-properties style:font-name="Calibri" style:font-name-asian="Times New Roman" style:font-name-complex="Calibri" fo:color="#000000"/>
    </style:style>
    <style:style style:name="P9" style:parent-style-name="Normal" style:family="paragraph">
      <style:text-properties style:font-name="Calibri" style:font-name-asian="Times New Roman" style:font-name-complex="Calibri" fo:color="#000000"/>
    </style:style>
    <style:style style:name="P10" style:parent-style-name="Normal" style:family="paragraph">
      <style:text-properties style:font-name="Calibri" style:font-name-asian="Times New Roman" style:font-name-complex="Calibri" fo:color="#000000"/>
    </style:style>
    <style:style style:name="P11" style:parent-style-name="Normal" style:family="paragraph">
      <style:text-properties style:font-name="Calibri" style:font-name-asian="Times New Roman" style:font-name-complex="Calibri" fo:color="#000000"/>
    </style:style>
    <style:style style:name="P12" style:parent-style-name="Normal" style:family="paragraph">
      <style:text-properties style:font-name="Calibri" style:font-name-asian="Times New Roman" style:font-name-complex="Calibri" fo:color="#000000"/>
    </style:style>
    <style:style style:name="P13" style:parent-style-name="Normal" style:family="paragraph">
      <style:text-properties style:font-name="Calibri" style:font-name-asian="Times New Roman" style:font-name-complex="Calibri" fo:color="#000000"/>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style:font-name="Calibri" style:font-name-asian="Times New Roman" style:font-name-complex="Calibri" fo:font-weight="bold" style:font-weight-asian="bold" style:font-weight-complex="bold" fo:color="#000000"/>
    </style:style>
    <style:style style:name="P16" style:parent-style-name="Normal" style:family="paragraph">
      <style:text-properties style:font-name="Calibri" style:font-name-asian="Times New Roman" style:font-name-complex="Calibri" fo:color="#000000"/>
    </style:style>
    <style:style style:name="P17" style:parent-style-name="Normal" style:family="paragraph">
      <style:text-properties style:font-name="Calibri" style:font-name-asian="Times New Roman" style:font-name-complex="Calibri" fo:color="#000000"/>
    </style:style>
    <style:style style:name="P18" style:parent-style-name="Normal" style:family="paragraph">
      <style:text-properties style:font-name="Calibri" style:font-name-asian="Times New Roman" style:font-name-complex="Calibri" fo:color="#000000"/>
    </style:style>
    <style:style style:name="P19" style:parent-style-name="Normal" style:family="paragraph">
      <style:text-properties style:font-name="Calibri" style:font-name-asian="Times New Roman" style:font-name-complex="Calibri" fo:color="#000000"/>
    </style:style>
    <style:style style:name="P20" style:parent-style-name="Normal" style:family="paragraph">
      <style:text-properties style:font-name="Calibri" style:font-name-asian="Times New Roman" style:font-name-complex="Calibri" fo:color="#000000"/>
    </style:style>
    <style:style style:name="P21" style:parent-style-name="Normal" style:family="paragraph">
      <style:text-properties style:font-name="Calibri" style:font-name-asian="Times New Roman" style:font-name-complex="Calibri" fo:color="#000000"/>
    </style:style>
    <style:style style:name="P22" style:parent-style-name="Normal" style:family="paragraph">
      <style:text-properties style:font-name="Calibri" style:font-name-asian="Times New Roman" style:font-name-complex="Calibri" fo:color="#000000"/>
    </style:style>
    <style:style style:name="P23" style:parent-style-name="Normal" style:family="paragraph">
      <style:text-properties style:font-name="Calibri" style:font-name-asian="Times New Roman" style:font-name-complex="Calibri" fo:color="#000000"/>
    </style:style>
    <style:style style:name="P24" style:parent-style-name="Normal" style:family="paragraph">
      <style:text-properties style:font-name="Calibri" style:font-name-asian="Times New Roman" style:font-name-complex="Calibri" fo:font-weight="bold" style:font-weight-asian="bold" style:font-weight-complex="bold" fo:color="#000000"/>
    </style:style>
    <style:style style:name="P25" style:parent-style-name="Normal" style:family="paragraph">
      <style:text-properties style:font-name="Calibri" style:font-name-asian="Times New Roman" style:font-name-complex="Calibri" fo:color="#000000"/>
    </style:style>
    <style:style style:name="P26" style:parent-style-name="Normal" style:family="paragraph">
      <style:text-properties style:font-name="Calibri" style:font-name-asian="Times New Roman" style:font-name-complex="Calibri" fo:color="#000000"/>
    </style:style>
    <style:style style:name="P27" style:parent-style-name="Normal" style:family="paragraph">
      <style:text-properties style:font-name="Calibri" style:font-name-asian="Times New Roman" style:font-name-complex="Calibri" fo:color="#000000"/>
    </style:style>
    <style:style style:name="P28" style:parent-style-name="Normal" style:family="paragraph">
      <style:text-properties style:font-name="Calibri" style:font-name-asian="Times New Roman" style:font-name-complex="Calibri" fo:color="#000000"/>
    </style:style>
    <style:style style:name="P29" style:parent-style-name="Normal" style:family="paragraph">
      <style:text-properties style:font-name="Calibri" style:font-name-asian="Times New Roman" style:font-name-complex="Calibri" fo:color="#000000"/>
    </style:style>
    <style:style style:name="P3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3" style:parent-style-name="Normal" style:family="paragraph">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style:font-name="Calibri" style:font-name-asian="Times New Roman" style:font-name-complex="Calibri" fo:font-weight="bold" style:font-weight-asian="bold" style:font-weight-complex="bold" fo:color="#000000"/>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style:font-name="Calibri" style:font-name-asian="Times New Roman" style:font-name-complex="Calibri" fo:font-weight="bold" style:font-weight-asian="bold" style:font-weight-complex="bold" fo:color="#000000"/>
    </style:style>
    <style:style style:name="P40" style:parent-style-name="Normal" style:family="paragraph">
      <style:text-properties style:font-name="Calibri" style:font-name-asian="Times New Roman" style:font-name-complex="Calibri" fo:color="#000000"/>
    </style:style>
    <style:style style:name="P41" style:parent-style-name="Normal" style:family="paragraph">
      <style:text-properties style:font-name="Calibri" style:font-name-asian="Times New Roman" style:font-name-complex="Calibri" fo:color="#000000"/>
    </style:style>
    <style:style style:name="P42" style:parent-style-name="Normal" style:family="paragraph">
      <style:text-properties style:font-name="Calibri" style:font-name-asian="Times New Roman" style:font-name-complex="Calibri" fo:color="#000000"/>
    </style:style>
    <style:style style:name="P43" style:parent-style-name="Normal" style:family="paragraph">
      <style:text-properties style:font-name="Calibri" style:font-name-asian="Times New Roman" style:font-name-complex="Calibri" fo:color="#000000"/>
    </style:style>
    <style:style style:name="P44" style:parent-style-name="Normal" style:family="paragraph">
      <style:text-properties style:font-name="Calibri" style:font-name-asian="Times New Roman" style:font-name-complex="Calibri" fo:color="#000000"/>
    </style:style>
    <style:style style:name="P45" style:parent-style-name="Normal" style:family="paragraph">
      <style:text-properties style:font-name="Calibri" style:font-name-asian="Times New Roman" style:font-name-complex="Calibri" fo:color="#000000"/>
    </style:style>
    <style:style style:name="P46" style:parent-style-name="Normal" style:family="paragraph">
      <style:text-properties style:font-name="Calibri" style:font-name-asian="Times New Roman" style:font-name-complex="Calibri" fo:color="#000000"/>
    </style:style>
    <style:style style:name="P47" style:parent-style-name="Normal" style:family="paragraph">
      <style:text-properties style:font-name="Calibri" style:font-name-asian="Times New Roman" style:font-name-complex="Calibri" fo:color="#000000"/>
    </style:style>
    <style:style style:name="P48" style:parent-style-name="Normal" style:family="paragraph">
      <style:text-properties style:font-name="Calibri" style:font-name-asian="Times New Roman" style:font-name-complex="Calibri" fo:color="#000000"/>
    </style:style>
    <style:style style:name="P49" style:parent-style-name="Normal" style:family="paragraph">
      <style:text-properties style:font-name="Calibri" style:font-name-asian="Times New Roman" style:font-name-complex="Calibri" fo:color="#000000"/>
    </style:style>
    <style:style style:name="P50" style:parent-style-name="Normal" style:family="paragraph">
      <style:text-properties style:font-name="Calibri" style:font-name-asian="Times New Roman" style:font-name-complex="Calibri" fo:font-weight="bold" style:font-weight-asian="bold" style:font-weight-complex="bold" fo:color="#000000"/>
    </style:style>
    <style:style style:name="P51" style:parent-style-name="Normal" style:family="paragraph">
      <style:text-properties style:font-name="Calibri" style:font-name-asian="Times New Roman" style:font-name-complex="Calibri" fo:color="#000000"/>
    </style:style>
    <style:style style:name="P52" style:parent-style-name="Normal" style:family="paragraph">
      <style:text-properties style:font-name="Calibri" style:font-name-asian="Times New Roman" style:font-name-complex="Calibri" fo:color="#000000"/>
    </style:style>
    <style:style style:name="P53" style:parent-style-name="Normal" style:family="paragraph">
      <style:text-properties style:font-name="Calibri" style:font-name-asian="Times New Roman" style:font-name-complex="Calibri" fo:color="#000000"/>
    </style:style>
    <style:style style:name="P54" style:parent-style-name="Normal" style:family="paragraph">
      <style:text-properties style:font-name="Calibri" style:font-name-asian="Times New Roman" style:font-name-complex="Calibri" fo:color="#000000"/>
    </style:style>
    <style:style style:name="P55" style:parent-style-name="Normal" style:family="paragraph">
      <style:text-properties style:font-name="Calibri" style:font-name-asian="Times New Roman" style:font-name-complex="Calibri" fo:color="#000000"/>
    </style:style>
    <style:style style:name="P56" style:parent-style-name="Normal" style:family="paragraph">
      <style:text-properties style:font-name="Calibri" style:font-name-asian="Times New Roman" style:font-name-complex="Calibri" fo:color="#000000"/>
    </style:style>
    <style:style style:name="P57" style:parent-style-name="Normal" style:family="paragraph">
      <style:text-properties style:font-name="Calibri" style:font-name-asian="Times New Roman" style:font-name-complex="Calibri" fo:color="#000000"/>
    </style:style>
    <style:style style:name="P58" style:parent-style-name="Normal" style:family="paragraph">
      <style:text-properties style:font-name="Calibri" style:font-name-asian="Times New Roman" style:font-name-complex="Calibri" fo:color="#000000"/>
    </style:style>
    <style:style style:name="P59" style:parent-style-name="Normal" style:family="paragraph">
      <style:text-properties style:font-name="Calibri" style:font-name-asian="Times New Roman" style:font-name-complex="Calibri" fo:font-weight="bold" style:font-weight-asian="bold" style:font-weight-complex="bold" fo:color="#000000"/>
    </style:style>
    <style:style style:name="P60" style:parent-style-name="Normal" style:family="paragraph">
      <style:text-properties style:font-name="Calibri" style:font-name-asian="Times New Roman" style:font-name-complex="Calibri" fo:color="#000000"/>
    </style:style>
    <style:style style:name="P61" style:parent-style-name="Normal" style:family="paragraph">
      <style:text-properties style:font-name="Calibri" style:font-name-asian="Times New Roman" style:font-name-complex="Calibri" fo:color="#000000"/>
    </style:style>
    <style:style style:name="P62" style:parent-style-name="Normal" style:family="paragraph">
      <style:text-properties style:font-name="Calibri" style:font-name-asian="Times New Roman" style:font-name-complex="Calibri" fo:color="#000000"/>
    </style:style>
    <style:style style:name="P63" style:parent-style-name="Normal" style:family="paragraph">
      <style:text-properties style:font-name="Calibri" style:font-name-asian="Times New Roman" style:font-name-complex="Calibri" fo:color="#000000"/>
    </style:style>
    <style:style style:name="P64" style:parent-style-name="Normal" style:family="paragraph">
      <style:text-properties style:font-name="Calibri" style:font-name-asian="Times New Roman" style:font-name-complex="Calibri" fo:color="#000000"/>
    </style:style>
    <style:style style:name="P65" style:parent-style-name="Normal" style:family="paragraph">
      <style:text-properties style:font-name="Calibri" style:font-name-asian="Times New Roman" style:font-name-complex="Calibri" fo:color="#000000"/>
    </style:style>
    <style:style style:name="P66" style:parent-style-name="Normal" style:family="paragraph">
      <style:text-properties style:font-name="Calibri" style:font-name-asian="Times New Roman" style:font-name-complex="Calibri" fo:font-weight="bold" style:font-weight-asian="bold" style:font-weight-complex="bold" fo:color="#000000"/>
    </style:style>
    <style:style style:name="P67" style:parent-style-name="Normal" style:family="paragraph">
      <style:text-properties style:font-name="Calibri" style:font-name-asian="Times New Roman" style:font-name-complex="Calibri" fo:color="#000000"/>
    </style:style>
    <style:style style:name="P68" style:parent-style-name="Normal" style:family="paragraph">
      <style:text-properties style:font-name="Calibri" style:font-name-asian="Times New Roman" style:font-name-complex="Calibri" fo:color="#000000"/>
    </style:style>
    <style:style style:name="P69" style:parent-style-name="Normal" style:family="paragraph">
      <style:text-properties style:font-name="Calibri" style:font-name-asian="Times New Roman" style:font-name-complex="Calibri" fo:color="#000000"/>
    </style:style>
    <style:style style:name="P70" style:parent-style-name="Normal" style:family="paragraph">
      <style:text-properties style:font-name="Calibri" style:font-name-asian="Times New Roman" style:font-name-complex="Calibri" fo:color="#000000"/>
    </style:style>
    <style:style style:name="P71" style:parent-style-name="Normal" style:family="paragraph">
      <style:text-properties style:font-name="Calibri" style:font-name-asian="Times New Roman" style:font-name-complex="Calibri" fo:color="#000000"/>
    </style:style>
    <style:style style:name="P72" style:parent-style-name="Normal" style:family="paragraph">
      <style:text-properties style:font-name="Calibri" style:font-name-asian="Times New Roman" style:font-name-complex="Calibri" fo:color="#000000"/>
    </style:style>
    <style:style style:name="P73" style:parent-style-name="Normal" style:family="paragraph">
      <style:text-properties style:font-name="Calibri" style:font-name-asian="Times New Roman" style:font-name-complex="Calibri" fo:color="#000000"/>
    </style:style>
    <style:style style:name="P74" style:parent-style-name="Normal" style:family="paragraph">
      <style:text-properties style:font-name="Calibri" style:font-name-asian="Times New Roman" style:font-name-complex="Calibri" fo:font-weight="bold" style:font-weight-asian="bold" style:font-weight-complex="bold" fo:color="#000000"/>
    </style:style>
    <style:style style:name="P75" style:parent-style-name="Normal" style:family="paragraph">
      <style:text-properties style:font-name="Calibri" style:font-name-asian="Times New Roman" style:font-name-complex="Calibri" fo:font-weight="bold" style:font-weight-asian="bold" style:font-weight-complex="bold" fo:color="#000000"/>
    </style:style>
    <style:style style:name="P76" style:parent-style-name="Normal" style:family="paragraph">
      <style:text-properties style:font-name="Calibri" style:font-name-asian="Times New Roman" style:font-name-complex="Calibri" fo:font-weight="bold" style:font-weight-asian="bold" style:font-weight-complex="bold" fo:color="#000000"/>
    </style:style>
    <style:style style:name="P77" style:parent-style-name="Normal" style:family="paragraph">
      <style:text-properties style:font-name="Calibri" style:font-name-asian="Times New Roman" style:font-name-complex="Calibri" fo:font-weight="bold" style:font-weight-asian="bold" style:font-weight-complex="bold" fo:color="#000000"/>
    </style:style>
    <style:style style:name="P78" style:parent-style-name="Normal" style:family="paragraph">
      <style:text-properties style:font-name="Calibri" style:font-name-asian="Times New Roman" style:font-name-complex="Calibri" fo:font-weight="bold" style:font-weight-asian="bold" style:font-weight-complex="bold" fo:color="#000000"/>
    </style:style>
    <style:style style:name="P79" style:parent-style-name="Normal" style:family="paragraph">
      <style:text-properties style:font-name="Calibri" style:font-name-asian="Times New Roman" style:font-name-complex="Calibri" fo:font-weight="bold" style:font-weight-asian="bold" style:font-weight-complex="bold" fo:color="#000000"/>
    </style:style>
    <style:style style:name="P80" style:parent-style-name="Normal" style:family="paragraph">
      <style:text-properties style:font-name="Calibri" style:font-name-asian="Times New Roman" style:font-name-complex="Calibri" fo:font-weight="bold" style:font-weight-asian="bold" style:font-weight-complex="bold" fo:color="#000000"/>
    </style:style>
    <style:style style:name="P81" style:parent-style-name="Normal" style:family="paragraph">
      <style:text-properties style:font-name="Calibri" style:font-name-asian="Times New Roman" style:font-name-complex="Calibri" fo:color="#000000"/>
    </style:style>
    <style:style style:name="P82" style:parent-style-name="Normal" style:family="paragraph">
      <style:text-properties style:font-name="Calibri" style:font-name-asian="Times New Roman" style:font-name-complex="Calibri" fo:font-weight="bold" style:font-weight-asian="bold" style:font-weight-complex="bold" fo:color="#000000"/>
    </style:style>
    <style:style style:name="P83" style:parent-style-name="Normal" style:family="paragraph">
      <style:text-properties style:font-name="Calibri" style:font-name-asian="Times New Roman" style:font-name-complex="Calibri" fo:font-weight="bold" style:font-weight-asian="bold" style:font-weight-complex="bold" fo:color="#000000"/>
    </style:style>
    <style:style style:name="P84" style:parent-style-name="Normal" style:family="paragraph">
      <style:text-properties style:font-name="Calibri" style:font-name-asian="Times New Roman" style:font-name-complex="Calibri" fo:font-weight="bold" style:font-weight-asian="bold" style:font-weight-complex="bold" fo:color="#000000"/>
    </style:style>
    <style:style style:name="P85" style:parent-style-name="Normal" style:family="paragraph">
      <style:text-properties style:font-name="Calibri" style:font-name-asian="Times New Roman" style:font-name-complex="Calibri" fo:font-weight="bold" style:font-weight-asian="bold" style:font-weight-complex="bold" fo:color="#000000"/>
    </style:style>
    <style:style style:name="P86" style:parent-style-name="Normal" style:family="paragraph">
      <style:text-properties style:font-name="Calibri" style:font-name-asian="Times New Roman" style:font-name-complex="Calibri" fo:color="#000000"/>
    </style:style>
    <style:style style:name="P87" style:parent-style-name="Normal" style:family="paragraph">
      <style:text-properties style:font-name="Calibri" style:font-name-asian="Times New Roman" style:font-name-complex="Calibri" fo:font-weight="bold" style:font-weight-asian="bold" style:font-weight-complex="bold" fo:color="#000000"/>
    </style:style>
    <style:style style:name="P88" style:parent-style-name="Normal" style:family="paragraph">
      <style:text-properties style:font-name="Calibri" style:font-name-asian="Times New Roman" style:font-name-complex="Calibri" fo:color="#000000"/>
    </style:style>
    <style:style style:name="P89" style:parent-style-name="Normal" style:family="paragraph">
      <style:text-properties style:font-name="Calibri" style:font-name-asian="Times New Roman" style:font-name-complex="Calibri" fo:color="#000000"/>
    </style:style>
    <style:style style:name="P90" style:parent-style-name="Normal" style:family="paragraph">
      <style:text-properties style:font-name="Calibri" style:font-name-asian="Times New Roman" style:font-name-complex="Calibri" fo:color="#000000"/>
    </style:style>
    <style:style style:name="P91" style:parent-style-name="Normal" style:family="paragraph">
      <style:text-properties style:font-name="Calibri" style:font-name-asian="Times New Roman" style:font-name-complex="Calibri" fo:color="#000000"/>
    </style:style>
    <style:style style:name="P92" style:parent-style-name="Normal" style:family="paragraph">
      <style:text-properties style:font-name="Calibri" style:font-name-asian="Times New Roman" style:font-name-complex="Calibri" fo:font-weight="bold" style:font-weight-asian="bold" style:font-weight-complex="bold" fo:color="#000000"/>
    </style:style>
    <style:style style:name="P93" style:parent-style-name="Normal" style:family="paragraph">
      <style:text-properties fo:font-weight="bold" style:font-weight-asian="bold" style:font-weight-complex="bold"/>
    </style:style>
    <style:style style:name="P94"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Superstore</text:p>
      <text:p text:style-name="Normal"><text:span text:style-name="T3">Part 5, Q3.</text:span><text:span text:style-name="T4"><text:s/></text:span><text:span text:style-name="T5">Select the data where the customer name includes the string 'Br'.</text:span></text:p>
      <text:p text:style-name="Normal">Query:</text:p>
      <text:p text:style-name="Normal">SELECT *</text:p>
      <text:p text:style-name="Normal">FROM superstore_yoy</text:p>
      <text:p text:style-name="Normal">WHERE customer_name like '%Br%';</text:p>
      <text:p text:style-name="Normal">Query<text:s/>returns<text:s/>all data in superstore_yoy table where the matching customer name contains<text:s/>a capital ‘B’ followed by a lower case ‘r’ – case sensitive.</text:p>
      <text:p text:style-name="Normal">2/3 mins</text:p>
      <text:p text:style-name="Normal"><text:span text:style-name="T6">Part 8, Q8.<text:s/></text:span><text:span text:style-name="T7">Find the top 10 product_id's that have made the most profit</text:span></text:p>
      <text:p text:style-name="P8">Query</text:p>
      <text:p text:style-name="P9">SELECT product_id, profit</text:p>
      <text:p text:style-name="P10">FROM superstore_yoy</text:p>
      <text:p text:style-name="P11">GROUP BY product_id, profit</text:p>
      <text:p text:style-name="P12">ORDER BY profit DESC</text:p>
      <text:p text:style-name="P13">LIMIT 10;</text:p>
      <text:p text:style-name="Normal">2 mins</text:p>
      <text:p text:style-name="Normal"><text:span text:style-name="T14">Part 9 Q6.<text:s/></text:span><text:span text:style-name="T15">What is the average quantity sold in Texas?</text:span></text:p>
      <text:p text:style-name="P16">Query:</text:p>
      <text:p text:style-name="P17">SELECT state, ROUND(AVG(quantity),2)</text:p>
      <text:p text:style-name="P18">FROM superstore_yoy</text:p>
      <text:p text:style-name="P19">WHERE state ILIKE 'texas'</text:p>
      <text:p text:style-name="P20">GROUP BY state;</text:p>
      <text:p text:style-name="P21">Query filters for data <text:s/>where matched state is<text:s/>‘texas’ in the ‘where’ statement. ILIKE searches for state that matches the characters, not case sensitive. ‘Group by’ statement groups all rows with ‘texas’ as into one.<text:s/>AVG(quantity) calculates the mean of quantity, ROUND(),2) rounds the calculated value by 2 dp.</text:p>
      <text:p text:style-name="P22">2/3 mins</text:p>
      <text:p text:style-name="P23">Answer: 3.81.</text:p>
      <text:p text:style-name="P24">Part 12 Q3.<text:s/>Extract five letters from the product categories, starting from the third letter.<text:s/></text:p>
      <text:p text:style-name="P25">Query:</text:p>
      <text:soft-page-break/>
      <text:p text:style-name="P26">SELECT category, SUBSTRING(category,3,5)</text:p>
      <text:p text:style-name="P27">FROM superstore_yoy;</text:p>
      <text:p text:style-name="P28">Query selects category column for comparison. ‘SUBSTRING()’ function allows you to cut characters from the string in a column. ‘3’ indicates which number to begin the extraction from, ‘5’ indicates how many characters.</text:p>
      <text:p text:style-name="P29">2 mins</text:p>
      <text:p text:style-name="P30"/>
      <text:p text:style-name="P31"/>
      <text:p text:style-name="P32">Northwind</text:p>
      <text:p text:style-name="P33"/>
      <text:p text:style-name="Normal"><text:span text:style-name="T34">Q19</text:span><text:span text:style-name="T35">.</text:span><text:span text:style-name="T36"><text:s/></text:span><text:span text:style-name="T37">Find the number of orders per country from the customer table.</text:span></text:p>
      <text:p text:style-name="Normal">Query:</text:p>
      <text:p text:style-name="Normal">SELECT tb1.country, COUNT(tb2.orderid) as orders</text:p>
      <text:p text:style-name="Normal">FROM customers as tb1, orders as tb2</text:p>
      <text:p text:style-name="Normal">WHERE tb1.customerid = tb2.customerid</text:p>
      <text:p text:style-name="Normal">GROUP BY tb1.country</text:p>
      <text:p text:style-name="Normal">ORDER BY orders DESC;</text:p>
      <text:p text:style-name="Normal">Query joins<text:s/>‘customers’ and ‘orders’ table via matching ‘customerid’ keys. So the countries from ‘customers’ table can be selected and the number of orders, COUNT(tb2.orderid), can be selected. Rows are grouped by ‘country’ from ‘customers’ table and ordered by ‘orders’ descending.</text:p>
      <text:p text:style-name="Normal">~5 mins.</text:p>
      <text:p text:style-name="Normal"><text:span text:style-name="T38">Q41.<text:s/></text:span><text:span text:style-name="T39">Group by names to find how many orders each customer made in 1997</text:span></text:p>
      <text:p text:style-name="P40">Query:</text:p>
      <text:p text:style-name="P41">SELECT<text:s/>tb1.companyname,<text:s/>tb1.contactname as customer_name, COUNT(tb2.orderid) as orders,</text:p>
      <text:p text:style-name="P42">tb2.orderdate</text:p>
      <text:p text:style-name="P43">FROM customers as tb1, orders as tb2</text:p>
      <text:p text:style-name="P44">WHERE tb1.customerid = tb2.customerid AND tb2.orderdate BETWEEN '1997-01-01'</text:p>
      <text:p text:style-name="P45">AND '1997-12-31'</text:p>
      <text:p text:style-name="P46">GROUP BY tb1.contactname, tb2.orderdate</text:p>
      <text:p text:style-name="P47">ORDER BY tb2.orderdate ASC;</text:p>
      <text:soft-page-break/>
      <text:p text:style-name="P48">Query selects customer name from<text:s/>customers table, counts no. of order ids as orders and displays orders dates. Joins customers and orders table via ‘customerid’ key, selects rows with dates between 1/1/1997 and 31/1997. Rows are grouped by ‘contactname’ and ‘orderdate’ and ordered by ‘orderdate’ ascending (chronologically).</text:p>
      <text:p text:style-name="P49">10 mins</text:p>
      <text:p text:style-name="P50">Q40.<text:s/>List the customers we made a sale to in the year 1997</text:p>
      <text:p text:style-name="P51">Query:</text:p>
      <text:p text:style-name="P52">SELECT tb1.companyname, tb1.contactname, tb2.orderdate</text:p>
      <text:p text:style-name="P53">FROM customers as tb1, orders as tb2</text:p>
      <text:p text:style-name="P54">WHERE tb1.customerid = tb2.customerid AND tb2.orderdate BETWEEN '1997-01-01'</text:p>
      <text:p text:style-name="P55">AND '1997-12-31'</text:p>
      <text:p text:style-name="P56">GROUP BY tb1.companyname, tb1.contactname, tb2.orderdate</text:p>
      <text:p text:style-name="P57">ORDER BY tb2.orderdate ASC;</text:p>
      <text:p text:style-name="P58">5 mins</text:p>
      <text:p text:style-name="P59">Q67.<text:s/>Extract the postal code, region, first name, last name from the employees table and join with OrderID on the orders table</text:p>
      <text:p text:style-name="P60">Query:</text:p>
      <text:p text:style-name="P61">SELECT tb2.orderid, tb1.postalcode, tb1.region, tb1.firstname, tb1.lastname</text:p>
      <text:p text:style-name="P62">FROM employees as tb1, orders as tb2</text:p>
      <text:p text:style-name="P63">WHERE tb1.employeeid = tb2.employeeid AND region is not null</text:p>
      <text:p text:style-name="P64">GROUP BY tb2.orderid, tb1.postalcode, tb1.region, tb1.firstname, tb1.lastname;</text:p>
      <text:p text:style-name="P65">10 mins</text:p>
      <text:p text:style-name="P66">Q60. Create a column showing the total revenue per region</text:p>
      <text:p text:style-name="P67">SELECT tb2.shipregion as region, (tb1.unitprice * tb1.quantity)::numeric::money</text:p>
      <text:p text:style-name="P68">as total_revenue</text:p>
      <text:p text:style-name="P69">FROM order_details as tb1, orders as tb2</text:p>
      <text:p text:style-name="P70">WHERE tb1.orderid = tb2.orderid AND tb2.shipregion is not null</text:p>
      <text:p text:style-name="P71">GROUP BY region, total_revenue</text:p>
      <text:p text:style-name="P72">ORDER BY total_revenue DESC;</text:p>
      <text:p text:style-name="P73">10 mins</text:p>
      <text:soft-page-break/>
      <text:p text:style-name="P74">Q37.<text:s/>Which month and day of the month and weekday had the most number of sales?</text:p>
      <text:p text:style-name="P75">SELECT EXTRACT(DAY FROM tb2.orderdate) as day, EXTRACT(MONTH FROM tb2.orderdate) as month,</text:p>
      <text:p text:style-name="P76">(tb1.unitprice * tb1.quantity)::numeric::money as total_sales</text:p>
      <text:p text:style-name="P77">FROM order_details as tb1, orders as tb2</text:p>
      <text:p text:style-name="P78">WHERE tb1.orderid = tb2.orderid</text:p>
      <text:p text:style-name="P79">GROUP BY day, month, total_sales</text:p>
      <text:p text:style-name="P80">ORDER BY total_sales DESC;</text:p>
      <text:p text:style-name="P81">15 mins, couldn’t figure out how to extract weekday CASE?</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Normal"/>
      <text:p text:style-name="Normal"/>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office:automatic-styles>
  <office:master-styles>
    <style:master-page style:name="MP0" style:page-layout-name="PL0">
      <style:header>
        <text:p text:style-name="Header"><text:tab/><text:span text:style-name="T2">SQL LAB 3</text:span><text:tab/>Nino Orton-Clark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no Orton-Clarke</meta:initial-creator>
    <dc:creator>Nino Orton-Clarke</dc:creator>
    <meta:creation-date>2022-09-30T15:02:00Z</meta:creation-date>
    <dc:date>2022-10-02T20:53:00Z</dc:date>
    <meta:template xlink:href="Normal" xlink:type="simple"/>
    <meta:editing-cycles>2</meta:editing-cycles>
    <meta:editing-duration>PT193860S</meta:editing-duration>
    <meta:document-statistic meta:page-count="4" meta:paragraph-count="8" meta:word-count="620" meta:character-count="4151" meta:row-count="29" meta:non-whitespace-character-count="3539"/>
  </office:meta>
</office:document-meta>
</file>